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5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0.28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81d41a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7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Instruction/opoeration</text:p>
          </table:table-cell>
          <table:table-cell table:style-name="ce1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4" table:number-rows-spanned="1">
            <text:p>Hex</text:p>
          </table:table-cell>
          <table:covered-table-cell table:number-columns-repeated="3"/>
          <table:table-cell table:style-name="ce17" office:value-type="string" calcext:value-type="string" table:number-columns-spanned="39" table:number-rows-spanned="1">
            <text:p>Bin</text:p>
          </table:table-cell>
          <table:covered-table-cell table:number-columns-repeated="38"/>
          <table:table-cell office:value-type="string" calcext:value-type="string" table:number-columns-spanned="1" table:number-rows-spanned="2">
            <text:p>Hex</text:p>
          </table:table-cell>
        </table:table-row>
        <table:table-row table:style-name="ro1">
          <table:covered-table-cell/>
          <table:covered-table-cell table:style-name="ce17"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table:style-name="ce17" office:value-type="string" calcext:value-type="string" table:number-columns-spanned="9" table:number-rows-spanned="1">
            <text:p>Byte 1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2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3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4</text:p>
          </table:table-cell>
          <table:covered-table-cell table:number-columns-repeated="8" table:style-name="ce17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2">
            <text:p>Programming Enabl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covered-table-cell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19"/>
          <table:table-cell table:number-columns-repeated="20"/>
          <table:table-cell table:style-name="ce15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2"/>
          <table:table-cell table:style-name="ce8" table:number-columns-repeated="2"/>
          <table:table-cell table:style-name="ce10" table:number-columns-repeated="3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30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21"/>
          <table:table-cell table:style-name="ce10" table:number-columns-repeated="9"/>
          <table:table-cell table:style-name="ce30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6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21"/>
          <table:table-cell table:style-name="ce10" table:number-columns-repeated="9"/>
          <table:table-cell table:style-name="ce30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40"/>
        </table:table-row>
        <table:table-row table:style-name="ro1" table:number-rows-repeated="1048551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5:09.606927256</meta:creation-date>
    <dc:date>2025-08-07T12:25:53.181116843</dc:date>
    <meta:editing-duration>PT3H34M57S</meta:editing-duration>
    <meta:editing-cycles>8</meta:editing-cycles>
    <meta:generator>LibreOffice/7.4.7.2$Linux_X86_64 LibreOffice_project/40$Build-2</meta:generator>
    <meta:document-statistic meta:table-count="1" meta:cell-count="516" meta:object-count="0"/>
  </office:meta>
</office:document-meta>
</file>